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268432"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61b45" officeooo:paragraph-rsid="00161b45"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d1b5b" officeooo:paragraph-rsid="00268432" style:font-size-asian="15pt" style:language-asian="zxx" style:country-asian="none" style:font-size-complex="15pt" style:language-complex="zxx" style:country-complex="none"/>
    </style:style>
    <style:style style:name="T1" style:family="text">
      <style:text-properties officeooo:rsid="00183c02"/>
    </style:style>
    <style:style style:name="T2" style:family="text">
      <style:text-properties officeooo:rsid="0018e296"/>
    </style:style>
    <style:style style:name="T3" style:family="text">
      <style:text-properties officeooo:rsid="0018e935"/>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61b45" style:font-weight-asian="bold" style:font-weight-complex="bold"/>
    </style:style>
    <style:style style:name="T6" style:family="text">
      <style:text-properties officeooo:rsid="001c9da3"/>
    </style:style>
    <style:style style:name="T7" style:family="text">
      <style:text-properties officeooo:rsid="001d1b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Nom :</text:span> <text:span text:style-name="T1">Kebenyl</text:span></text:p>
      <text:p text:style-name="P1"/>
      <text:p text:style-name="P1"><text:span text:style-name="T4">Age :</text:span> <text:span text:style-name="T1">34 ans</text:span></text:p>
      <text:p text:style-name="P1"/>
      <text:p text:style-name="P1"><text:span text:style-name="T4">Sexe :</text:span> <text:span text:style-name="T1">Mâle</text:span></text:p>
      <text:p text:style-name="P1"/>
      <text:p text:style-name="P1"><text:span text:style-name="T4">Origine :</text:span> <text:span text:style-name="T1">Volkobil</text:span></text:p>
      <text:p text:style-name="P1"/>
      <text:p text:style-name="P1"><text:span text:style-name="T4">Métier :</text:span> <text:span text:style-name="T2">Conducteur de dirigeable</text:span></text:p>
      <text:p text:style-name="P1"/>
      <text:p text:style-name="P1"><text:span text:style-name="T5">Caractéristique</text:span><text:span text:style-name="T4"> physique :</text:span> <text:span text:style-name="T3">Kebenyl est un homme de taille moyenne. Il se caractérise surtout par sa <text:s/>peau ébène spécifique aux volkobiliens, et ses cheveux marrons propres aux stimissiens. Kebenyl a les cheveux longs, le nez rouge, des moustaches fines et en pointes, ainsi que de large cernes sous ses yeux noirs. Il a un visage plutôt fin, mais n’est pas maigrichon pour autant. Il porte un long manteau bleu aux bords blancs, une veste rouge, un pantalon marron, et des bottes noires. Il a également un foulard blanc autour du cou, et une épaisse ceinture de cuir. Kebenyl ressemble finalement à une corsaire.</text:span></text:p>
      <text:p text:style-name="P1"/>
      <text:p text:style-name="P1"><text:span text:style-name="T4">Tempérament :</text:span> <text:span text:style-name="T6">Kebenyl est un peureux, qui n’hésitera pas à fuir s’il sent un danger. Il n’est pas lâche pour autant, et remboursera toujours ses dettes. Il est très sympathique, et assez ouvert d’esprit, mais il reste toujours rongé par la culpabilité d’un souvenir traumatisant qui l’a fait sombrer dans l’alcoolisme.</text:span></text:p>
      <text:p text:style-name="P1"/>
      <text:p text:style-name="P2"><text:span text:style-name="T4">Biographie :</text:span> <text:span text:style-name="T7">Kebenyl est né d’un père stimissien et d’une mère volkobilienne. Cette union insolite et désapprouvée par la société les plongea dans la disgrâce. Le père de Kebenyl mourut à Yamazuppet alors que son fils n’avait que 3 ans. Kebenyl dû travailler tôt pour aider sa mère, une ouvrière, à subvenir à leurs besoins. À partir de 12 ans, il a enchaîné les petits métiers. Il aidait les épiciers, les kiosques, les mécaniciens… Malheureusement, </text:span><text:soft-page-break/><text:span text:style-name="T7">les origines de ses parents l’avait doté d’un métissage <text:s/>à lui et sa sœur Szatya , qui fut la cause de nombreuses moqueries de la part des autres enfants. Kebenyl avait un caractère de rebelle, et passait son temps libre à se battre dehors. La seule personne de son âge avec qui il jouait était sa sœur. Jusqu’au jour où, à force d’attirance, il commit l’irréparable. </text:span></text:p>
      <text:p text:style-name="P4"><text:tab/>À 15 ans, il quitta le domicile familiale pour aller travailler à temps plein dans la centrale de Volkobil. Il ne savait alors pas qu’il quittait sa sœur, qu’il avait mise enceinte. À ses 21 ans, il appris par un télégraphe la mort de sa mère. C’est à ses 27 ans qu’eut lieu l’explosion de la centrale, ravageant les alentours, y compris sa maison, ce qui tua Szatya. Kebenyl était en vacance à Stimissy à ce moment là, il ne put rien faire pour empêcher le drame. Il ignorait toujours qu’il avait une fille, et ne retourna jamais à Volkobil après ça. Il passa son temps entre l’auberge et la taverne, à user ses dernières économies, et se battre avec d’autres ivrognes. Un jour, Manoune, la serveuse, l’envoya voir son père, Qnyl. Celui-ci prêta un aéronef à Kebenyl pour lui permettre de se réinsérer dans la vie active. C’est quelques années plus tard que Katelo demanda son aide pour sauver Peukfoo de la menace que représente Zerlock. Après ça, Kebenyl reprit sa vie d’avant. Il retourna à Volkobil à ses 57 ans, pour y finir ses jours. C’est la même année qu’il apprend que Wiroyer est sa fille. Il meurt de vieillesse à 76 ans.</text:p>
      <text:p text:style-name="P1"/>
      <text:p text:style-name="P3"><text:span text:style-name="T4">Liens familiaux :</text:span> <text:span text:style-name="T7">Les parents de Kebenyl ne sont pas nommés, mais il est le frère aîné de Szatya, et père de leur fille, Wiroy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13S</meta:editing-duration>
    <meta:editing-cycles>23</meta:editing-cycles>
    <meta:generator>LibreOffice/5.4.6.2$Windows_X86_64 LibreOffice_project/4014ce260a04f1026ba855d3b8d91541c224eab8</meta:generator>
    <dc:date>2019-02-28T07:39:11.832000000</dc:date>
    <meta:document-statistic meta:table-count="0" meta:image-count="0" meta:object-count="0" meta:page-count="2" meta:paragraph-count="10" meta:word-count="543" meta:character-count="3100" meta:non-whitespace-character-count="2563"/>
    <meta:user-defined meta:name="Info 1"/>
    <meta:user-defined meta:name="Info 2"/>
    <meta:user-defined meta:name="Info 3"/>
    <meta:user-defined meta:name="Info 4"/>
  </office:meta>
</office:document-meta>
</file>